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ff33ff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ff990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4" style:family="graphic" style:parent-style-name="objectwithoutfill">
      <style:graphic-properties svg:stroke-color="#000000" draw:fill="none" draw:fill-color="#ffffff" draw:textarea-vertical-align="middle"/>
    </style:style>
    <style:style style:name="gr5" style:family="graphic" style:parent-style-name="standard">
      <style:graphic-properties svg:stroke-width="0.1cm" svg:stroke-color="#ff660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1.2cm" svg:height="1.2cm" svg:x="5.2cm" svg:y="10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2cm" svg:height="1.2cm" svg:x="9.201cm" svg:y="10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2cm" svg:height="1.2cm" svg:x="7.201cm" svg:y="7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cm" svg:height="1.2cm" svg:x="11.201cm" svg:y="7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0.09cm" svg:y1="10.77cm" svg:x2="11.467cm" svg:y2="8.8cm">
          <text:p/>
        </draw:line>
        <draw:line draw:style-name="gr4" draw:text-style-name="P1" draw:layer="layout" svg:x1="6.091cm" svg:y1="10.77cm" svg:x2="7.468cm" svg:y2="8.8cm">
          <text:p/>
        </draw:line>
        <draw:line draw:style-name="gr4" draw:text-style-name="P1" draw:layer="layout" svg:x1="6.4cm" svg:y1="11.3cm" svg:x2="9.2cm" svg:y2="11.3cm">
          <text:p/>
        </draw:line>
        <draw:line draw:style-name="gr4" draw:text-style-name="P1" draw:layer="layout" svg:x1="8.4cm" svg:y1="8.3cm" svg:x2="11.2cm" svg:y2="8.3cm">
          <text:p/>
        </draw:line>
        <draw:custom-shape draw:style-name="gr5" draw:text-style-name="P1" draw:layer="layout" svg:width="1.2cm" svg:height="1.2cm" svg:x="5.201cm" svg:y="6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cm" svg:height="1.2cm" svg:x="9.202cm" svg:y="6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2cm" svg:height="1.2cm" svg:x="7.202cm" svg:y="3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2cm" svg:height="1.2cm" svg:x="11.202cm" svg:y="3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0.091cm" svg:y1="6.771cm" svg:x2="11.468cm" svg:y2="4.801cm">
          <text:p/>
        </draw:line>
        <draw:line draw:style-name="gr4" draw:text-style-name="P1" draw:layer="layout" svg:x1="6.092cm" svg:y1="6.771cm" svg:x2="7.469cm" svg:y2="4.801cm">
          <text:p/>
        </draw:line>
        <draw:line draw:style-name="gr4" draw:text-style-name="P1" draw:layer="layout" svg:x1="6.401cm" svg:y1="7.301cm" svg:x2="9.201cm" svg:y2="7.301cm">
          <text:p/>
        </draw:line>
        <draw:line draw:style-name="gr4" draw:text-style-name="P1" draw:layer="layout" svg:x1="8.401cm" svg:y1="4.301cm" svg:x2="11.201cm" svg:y2="4.301cm">
          <text:p/>
        </draw:line>
        <draw:line draw:style-name="gr4" draw:text-style-name="P1" draw:layer="layout" svg:x1="5.8cm" svg:y1="7.9cm" svg:x2="5.8cm" svg:y2="10.7cm">
          <text:p/>
        </draw:line>
        <draw:line draw:style-name="gr4" draw:text-style-name="P1" draw:layer="layout" svg:x1="7.8cm" svg:y1="4.9cm" svg:x2="7.8cm" svg:y2="7.7cm">
          <text:p/>
        </draw:line>
        <draw:line draw:style-name="gr4" draw:text-style-name="P1" draw:layer="layout" svg:x1="11.8cm" svg:y1="4.9cm" svg:x2="11.8cm" svg:y2="7.7cm">
          <text:p/>
        </draw:line>
        <draw:custom-shape draw:style-name="gr1" draw:text-style-name="P1" draw:layer="layout" svg:width="1.2cm" svg:height="1.2cm" svg:x="13.202cm" svg:y="10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2cm" svg:height="1.2cm" svg:x="15.202cm" svg:y="7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4.091cm" svg:y1="10.771cm" svg:x2="15.468cm" svg:y2="8.801cm">
          <text:p/>
        </draw:line>
        <draw:line draw:style-name="gr4" draw:text-style-name="P1" draw:layer="layout" svg:x1="10.401cm" svg:y1="11.301cm" svg:x2="13.201cm" svg:y2="11.301cm">
          <text:p/>
        </draw:line>
        <draw:line draw:style-name="gr4" draw:text-style-name="P1" draw:layer="layout" svg:x1="12.401cm" svg:y1="8.301cm" svg:x2="15.201cm" svg:y2="8.301cm">
          <text:p/>
        </draw:line>
        <draw:custom-shape draw:style-name="gr5" draw:text-style-name="P1" draw:layer="layout" svg:width="1.2cm" svg:height="1.2cm" svg:x="13.202cm" svg:y="6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2cm" svg:height="1.2cm" svg:x="15.202cm" svg:y="3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4.091cm" svg:y1="6.771cm" svg:x2="15.468cm" svg:y2="4.801cm">
          <text:p/>
        </draw:line>
        <draw:line draw:style-name="gr4" draw:text-style-name="P1" draw:layer="layout" svg:x1="10.401cm" svg:y1="7.301cm" svg:x2="13.201cm" svg:y2="7.301cm">
          <text:p/>
        </draw:line>
        <draw:line draw:style-name="gr4" draw:text-style-name="P1" draw:layer="layout" svg:x1="12.401cm" svg:y1="4.301cm" svg:x2="15.201cm" svg:y2="4.301cm">
          <text:p/>
        </draw:line>
        <draw:line draw:style-name="gr4" draw:text-style-name="P1" draw:layer="layout" svg:x1="9.8cm" svg:y1="7.9cm" svg:x2="9.8cm" svg:y2="10.7cm">
          <text:p/>
        </draw:line>
        <draw:line draw:style-name="gr4" draw:text-style-name="P1" draw:layer="layout" svg:x1="13.8cm" svg:y1="7.9cm" svg:x2="13.8cm" svg:y2="10.7cm">
          <text:p/>
        </draw:line>
        <draw:line draw:style-name="gr4" draw:text-style-name="P1" draw:layer="layout" svg:x1="15.8cm" svg:y1="4.9cm" svg:x2="15.8cm" svg:y2="7.7cm">
          <text:p/>
        </draw:line>
        <draw:custom-shape draw:style-name="gr5" draw:text-style-name="P1" draw:layer="layout" svg:width="1.2cm" svg:height="1.2cm" svg:x="5.201cm" svg:y="14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cm" svg:height="1.2cm" svg:x="9.202cm" svg:y="14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2cm" svg:height="1.2cm" svg:x="7.202cm" svg:y="11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2cm" svg:height="1.2cm" svg:x="11.202cm" svg:y="11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0.091cm" svg:y1="14.771cm" svg:x2="11.468cm" svg:y2="12.801cm">
          <text:p/>
        </draw:line>
        <draw:line draw:style-name="gr4" draw:text-style-name="P1" draw:layer="layout" svg:x1="6.092cm" svg:y1="14.771cm" svg:x2="7.469cm" svg:y2="12.801cm">
          <text:p/>
        </draw:line>
        <draw:line draw:style-name="gr4" draw:text-style-name="P1" draw:layer="layout" svg:x1="6.401cm" svg:y1="15.301cm" svg:x2="9.201cm" svg:y2="15.301cm">
          <text:p/>
        </draw:line>
        <draw:line draw:style-name="gr4" draw:text-style-name="P1" draw:layer="layout" svg:x1="8.401cm" svg:y1="12.301cm" svg:x2="11.201cm" svg:y2="12.301cm">
          <text:p/>
        </draw:line>
        <draw:custom-shape draw:style-name="gr5" draw:text-style-name="P1" draw:layer="layout" svg:width="1.2cm" svg:height="1.2cm" svg:x="13.203cm" svg:y="14.7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2cm" svg:height="1.2cm" svg:x="15.203cm" svg:y="11.7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4.092cm" svg:y1="14.772cm" svg:x2="15.469cm" svg:y2="12.802cm">
          <text:p/>
        </draw:line>
        <draw:line draw:style-name="gr4" draw:text-style-name="P1" draw:layer="layout" svg:x1="10.402cm" svg:y1="15.302cm" svg:x2="13.202cm" svg:y2="15.302cm">
          <text:p/>
        </draw:line>
        <draw:line draw:style-name="gr4" draw:text-style-name="P1" draw:layer="layout" svg:x1="12.402cm" svg:y1="12.302cm" svg:x2="15.202cm" svg:y2="12.302cm">
          <text:p/>
        </draw:line>
        <draw:line draw:style-name="gr4" draw:text-style-name="P1" draw:layer="layout" svg:x1="5.8cm" svg:y1="11.9cm" svg:x2="5.8cm" svg:y2="14.7cm">
          <text:p/>
        </draw:line>
        <draw:line draw:style-name="gr4" draw:text-style-name="P1" draw:layer="layout" svg:x1="7.8cm" svg:y1="8.9cm" svg:x2="7.8cm" svg:y2="11.7cm">
          <text:p/>
        </draw:line>
        <draw:line draw:style-name="gr4" draw:text-style-name="P1" draw:layer="layout" svg:x1="11.8cm" svg:y1="8.9cm" svg:x2="11.8cm" svg:y2="11.7cm">
          <text:p/>
        </draw:line>
        <draw:line draw:style-name="gr4" draw:text-style-name="P1" draw:layer="layout" svg:x1="9.8cm" svg:y1="11.9cm" svg:x2="9.8cm" svg:y2="14.7cm">
          <text:p/>
        </draw:line>
        <draw:line draw:style-name="gr4" draw:text-style-name="P1" draw:layer="layout" svg:x1="13.8cm" svg:y1="11.9cm" svg:x2="13.8cm" svg:y2="14.7cm">
          <text:p/>
        </draw:line>
        <draw:line draw:style-name="gr4" draw:text-style-name="P1" draw:layer="layout" svg:x1="15.8cm" svg:y1="8.9cm" svg:x2="15.8cm" svg:y2="11.7cm">
          <text:p/>
        </draw:line>
        <draw:custom-shape draw:style-name="gr5" draw:text-style-name="P1" draw:layer="layout" svg:width="1.2cm" svg:height="1.2cm" svg:x="3.201cm" svg:y="1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cm" svg:height="1.2cm" svg:x="7.202cm" svg:y="13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2cm" svg:height="1.2cm" svg:x="3.202cm" svg:y="9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2cm" svg:height="1.2cm" svg:x="7.203cm" svg:y="9.7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2cm" svg:height="1.2cm" svg:x="11.203cm" svg:y="13.7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2cm" svg:height="1.2cm" svg:x="11.203cm" svg:y="9.7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2cm" svg:height="1.2cm" svg:x="3.202cm" svg:y="17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2cm" svg:height="1.2cm" svg:x="7.203cm" svg:y="17.7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2cm" svg:height="1.2cm" svg:x="11.204cm" svg:y="17.7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8.091cm" svg:y1="13.77cm" svg:x2="9.468cm" svg:y2="11.8cm">
          <text:p/>
        </draw:line>
        <draw:line draw:style-name="gr4" draw:text-style-name="P1" draw:layer="layout" svg:x1="12.091cm" svg:y1="13.772cm" svg:x2="13.468cm" svg:y2="11.802cm">
          <text:p/>
        </draw:line>
        <draw:line draw:style-name="gr4" draw:text-style-name="P1" draw:layer="layout" svg:x1="12.091cm" svg:y1="9.772cm" svg:x2="13.468cm" svg:y2="7.802cm">
          <text:p/>
        </draw:line>
        <draw:line draw:style-name="gr4" draw:text-style-name="P1" draw:layer="layout" svg:x1="12.092cm" svg:y1="17.773cm" svg:x2="13.469cm" svg:y2="15.803cm">
          <text:p/>
        </draw:line>
        <draw:line draw:style-name="gr4" draw:text-style-name="P1" draw:layer="layout" svg:x1="8.091cm" svg:y1="13.773cm" svg:x2="9.468cm" svg:y2="11.803cm">
          <text:p/>
        </draw:line>
        <draw:line draw:style-name="gr4" draw:text-style-name="P1" draw:layer="layout" svg:x1="8.091cm" svg:y1="9.773cm" svg:x2="9.468cm" svg:y2="7.803cm">
          <text:p/>
        </draw:line>
        <draw:line draw:style-name="gr4" draw:text-style-name="P1" draw:layer="layout" svg:x1="8.092cm" svg:y1="17.774cm" svg:x2="9.469cm" svg:y2="15.804cm">
          <text:p/>
        </draw:line>
        <draw:line draw:style-name="gr4" draw:text-style-name="P1" draw:layer="layout" svg:x1="4.091cm" svg:y1="13.774cm" svg:x2="5.468cm" svg:y2="11.804cm">
          <text:p/>
        </draw:line>
        <draw:line draw:style-name="gr4" draw:text-style-name="P1" draw:layer="layout" svg:x1="4.091cm" svg:y1="9.774cm" svg:x2="5.468cm" svg:y2="7.804cm">
          <text:p/>
        </draw:line>
        <draw:line draw:style-name="gr4" draw:text-style-name="P1" draw:layer="layout" svg:x1="4.092cm" svg:y1="17.775cm" svg:x2="5.469cm" svg:y2="15.805cm">
          <text:p/>
        </draw:line>
        <draw:line draw:style-name="gr4" draw:text-style-name="P1" draw:layer="layout" svg:x1="4.402cm" svg:y1="18.302cm" svg:x2="7.202cm" svg:y2="18.302cm">
          <text:p/>
        </draw:line>
        <draw:line draw:style-name="gr4" draw:text-style-name="P1" draw:layer="layout" svg:x1="8.403cm" svg:y1="18.303cm" svg:x2="11.203cm" svg:y2="18.303cm">
          <text:p/>
        </draw:line>
        <draw:line draw:style-name="gr4" draw:text-style-name="P1" draw:layer="layout" svg:x1="4.403cm" svg:y1="14.303cm" svg:x2="7.203cm" svg:y2="14.303cm">
          <text:p/>
        </draw:line>
        <draw:line draw:style-name="gr4" draw:text-style-name="P1" draw:layer="layout" svg:x1="8.404cm" svg:y1="14.304cm" svg:x2="11.204cm" svg:y2="14.304cm">
          <text:p/>
        </draw:line>
        <draw:line draw:style-name="gr4" draw:text-style-name="P1" draw:layer="layout" svg:x1="4.404cm" svg:y1="10.304cm" svg:x2="7.204cm" svg:y2="10.304cm">
          <text:p/>
        </draw:line>
        <draw:line draw:style-name="gr4" draw:text-style-name="P1" draw:layer="layout" svg:x1="8.405cm" svg:y1="10.305cm" svg:x2="11.205cm" svg:y2="10.30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abian Schmidt</meta:initial-creator>
    <meta:creation-date>2015-05-01T18:29:48.883111770</meta:creation-date>
    <dc:date>2015-05-01T18:42:55.387691221</dc:date>
    <dc:creator>Fabian Schmidt</dc:creator>
    <meta:editing-duration>P0D</meta:editing-duration>
    <meta:editing-cycles>1</meta:editing-cycles>
    <meta:document-statistic meta:object-count="76"/>
    <meta:generator>LibreOffice/4.2.7.2$Linux_X86_64 LibreOffice_project/420m0$Build-2</meta:generator>
  </office:meta>
</office:document-meta>
</file>